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NonCachingProcessingPipeline.processReader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NonCachingProcessingPipeline.setReader( String role , String source , Parameters 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process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ingNonCachingProcessingPipeline.setupPipeline( Environment environ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filingNonCachingProcessingPipeline.processXML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NonCachingProcessingPipeline.connect( Environment environment , XMLProducer producer , XMLConsum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filingNonCachingProcessingPipeline.addTransforme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ingNonCachingProcessingPipeline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ingNonCachingProcessingPipeline.setGenerato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NonCachingProcessingPipeline.setSerializer( String role , String source , Parameters param , Parameters hint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